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4898e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4898eb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rsid="0025d2a5" officeooo:paragraph-rsid="0025d2a5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e018a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a23e8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46af40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fa9fe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4898eb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paragraph-rsid="002a23e8" fo:background-color="#fff200" style:font-size-asian="10.5pt" style:font-name-complex="Arial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rsid="00263472" officeooo:paragraph-rsid="0025d2a5" fo:background-color="#fff200" style:font-size-asian="10.5pt" style:font-name-complex="Calibri" style:font-size-complex="10.5pt"/>
    </style:style>
    <style:style style:name="P13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2pt" fo:font-style="normal" style:text-underline-style="none" fo:font-weight="normal" officeooo:rsid="0084aa93" officeooo:paragraph-rsid="004898e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0.5pt" fo:font-style="normal" style:text-underline-style="none" fo:font-weight="normal" officeooo:rsid="0084aa93" officeooo:paragraph-rsid="004898e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officeooo:rsid="0025d2a5" officeooo:paragraph-rsid="004898eb"/>
    </style:style>
    <style:style style:name="P16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style:text-underline-style="none" officeooo:rsid="0025d2a5" officeooo:paragraph-rsid="0025d2a5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98eb" style:font-size-asian="10pt" style:font-size-complex="10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cbb68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018a" style:font-weight-asian="bold"/>
    </style:style>
    <style:style style:name="T6" style:family="text">
      <style:text-properties fo:font-weight="bold" officeooo:rsid="002e7456" style:font-weight-asian="bold"/>
    </style:style>
    <style:style style:name="T7" style:family="text">
      <style:text-properties style:font-name="Arial"/>
    </style:style>
    <style:style style:name="T8" style:family="text">
      <style:text-properties style:font-name-complex="Arial"/>
    </style:style>
    <style:style style:name="T9" style:family="text">
      <style:text-properties officeooo:rsid="0025d2a5" style:font-name-complex="Arial"/>
    </style:style>
    <style:style style:name="T10" style:family="text">
      <style:text-properties officeooo:rsid="0035a107" style:font-name-complex="Arial"/>
    </style:style>
    <style:style style:name="T11" style:family="text">
      <style:text-properties fo:color="#ce181e" fo:background-color="#fff200" loext:char-shading-value="0" style:font-name-complex="Arial"/>
    </style:style>
    <style:style style:name="T12" style:family="text">
      <style:text-properties fo:color="#ce181e" fo:background-color="#fff200" loext:char-shading-value="0" style:font-name-complex="Calibri"/>
    </style:style>
    <style:style style:name="T13" style:family="text">
      <style:text-properties fo:color="#ce181e" officeooo:rsid="0025d2a5" fo:background-color="#fff200" loext:char-shading-value="0" style:font-name-complex="Calibri"/>
    </style:style>
    <style:style style:name="T14" style:family="text">
      <style:text-properties fo:color="#ce181e" officeooo:rsid="00263472" fo:background-color="#fff200" loext:char-shading-value="0" style:font-name-complex="Calibri"/>
    </style:style>
    <style:style style:name="T15" style:family="text">
      <style:text-properties officeooo:rsid="002a23e8"/>
    </style:style>
    <style:style style:name="T16" style:family="text">
      <style:text-properties fo:font-weight="normal" officeooo:rsid="00362119" style:font-weight-asian="normal" style:font-weight-complex="normal"/>
    </style:style>
    <style:style style:name="T17" style:family="text">
      <style:text-properties officeooo:rsid="0041be5c"/>
    </style:style>
    <style:style style:name="T18" style:family="text">
      <style:text-properties fo:language="fr" fo:country="BE" officeooo:rsid="001beed8" style:font-name-complex="Arial"/>
    </style:style>
    <style:style style:name="T19" style:family="text">
      <style:text-properties fo:language="fr" fo:country="BE" officeooo:rsid="001beed8" fo:background-color="transparent" loext:char-shading-value="0" style:font-name-complex="Arial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9"><text:span text:style-name="T25">do text</text:span></text:p><text:p text:style-name="P19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3"><text:s/></text:span><text:span text:style-name="T22"><text:conditional-text text:condition="ooow:&quot;view.do_mailing()&quot;" text:string-value-if-true="&quot;mailed_data.name1&quot;" text:string-value-if-false="">mailed_data.name1</text:conditional-text></text:span><text:span text:style-name="T23"><text:s/></text:span><text:span text:style-name="T22"><text:conditional-text text:condition="ooow:&quot;view.do_mailing()&quot;" text:string-value-if-true="&quot;mailed_data.name2&quot;" text:string-value-if-false="">mailed_data.name2</text:conditional-text></text:span><text:span text:style-name="T23"><text:line-break/></text:span><text:span text:style-name="T22"><text:conditional-text text:condition="ooow:&quot;view.do_mailing()&quot;" text:string-value-if-true="&quot;mailed_data.street&quot;" text:string-value-if-false="">mailed_data.street</text:conditional-text></text:span><text:span text:style-name="T22">, </text:span><text:span text:style-name="T22"><text:conditional-text text:condition="ooow:&quot;view.do_mailing()&quot;" text:string-value-if-true="&quot;mailed_data.number&quot;" text:string-value-if-false="">mailed_data.number</text:conditional-text></text:span><text:span text:style-name="T23"><text:line-break/></text:span><text:span text:style-name="T22"><text:conditional-text text:condition="ooow:&quot;view.do_mailing()&quot;" text:string-value-if-true="&quot;mailed_data.zipcode&quot;" text:string-value-if-false="">mailed_data.zipcode</text:conditional-text></text:span><text:span text:style-name="T22"> </text:span><text:span text:style-name="T2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6">Demande de plans modificatifs</text:p>
      <text:p text:style-name="P4"/>
      <text:p text:style-name="P4"/>
      <text:p text:style-name="P18"><text:span text:style-name="T16"/></text:p>
      <text:p text:style-name="P3"/>
      <text:p text:style-name="P5"><office:annotation><dc:creator>Gauthier Bastien</dc:creator><dc:date>2011-02-16T16:12:24</dc:date><text:p text:style-name="P19"><text:span text:style-name="T29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28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6"><text:span text:style-name="T4">Situation :</text:span><text:span text:style-name="T3"> </text:span><text:span text:style-name="T3"><text:text-input text:description="Situation des travaux">self.getWorkLocationSignaletic()</text:text-input></text:span><text:span text:style-name="T3"><text:s/>- </text:span><text:span text:style-name="T5">Cadastr</text:span><text:span text:style-name="T6">é </text:span><text:span text:style-name="T5">: </text:span><text:span text:style-name="T5"><text:text-input text:description="Bien-Parcelles">self.getPortionOutsText()</text:text-input></text:span></text:p>
      <text:p text:style-name="P5"/>
      <text:p text:style-name="P9"/>
      <text:p text:style-name="P1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8"><text:span text:style-name="T18"><office:annotation><dc:creator>bleybaert</dc:creator><dc:date>2018-11-20T11:43:28.609595569</dc:date><loext:sender-initials>ble</loext:sender-initials><text:p text:style-name="P19"><text:span text:style-name="T27">do text if "DGO3" in licence_helper.regional_authority and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5.570560569</dc:date><loext:sender-initials>ble</loext:sender-initials><text:p text:style-name="P19"><text:span text:style-name="T27">do text if <text:s/>"DGO3" in licence_helper.regional_authority and not "DGO4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t</text:span><text:span text:style-name="T8">echnique,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8"><text:span text:style-name="T19"><office:annotation><dc:creator>bleybaert</dc:creator><dc:date>2018-11-20T11:43:39.162220459</dc:date><loext:sender-initials>ble</loext:sender-initials><text:p text:style-name="P19"><text:span text:style-name="T27">do text if "DGO4" in licence_helper.regional_authority and not "DGO3" in licence_helper.regional_authority</text:span></text:p></office:annotation></text:span><text:span text:style-name="T8">Nous vous informons qu'en date du </text:span><text:span text:style-name="T8"><text:text-input text:description="Permis de bâtir-Date du dernier rapport de collège">licence_view.format_date(self.getLastDecisionProjectFromSPW().getEventDate())</text:text-input></text:span><text:span text:style-name="T8">, les Fonctionnaires </text:span><text:span text:style-name="T10">d</text:span><text:span text:style-name="T8">élégué </text:span><text:span text:style-name="T10">et des implantations commerciales </text:span><text:span text:style-name="T8">du Service Public de Wallonie nous ont transmis leur rapport de synthèse et projet d'arrêté refusant la demande de permis </text:span><text:span text:style-name="T10">intégré</text:span><text:span text:style-name="T8">.</text:span></text:p>
      <text:p text:style-name="P11"/>
      <text:p text:style-name="P7"><text:span text:style-name="T11">Les motivations du refus étant justifiées et viennent en complémentarités de l’avis défavorable émis </text:span><text:span text:style-name="T12">par </text:span><text:span text:style-name="T13">les services techniques de la Commune de </text:span><text:span text:style-name="T13"><text:text-input text:description="">tool.getCityName()</text:text-input></text:span><text:span text:style-name="T11"><text:s/>à savoir que le projet tel que présenté ne </text:span><text:span text:style-name="T12">peut être accueilli de manière favorable, </text:span><text:span text:style-name="T14">soit :</text:span></text:p>
      <text:p text:style-name="P12">« ……. »</text:p>
      <text:p text:style-name="P5"/>
      <text:p text:style-name="P5"><text:span text:style-name="T8">Par conséquent, dans le cadre de la procédure, en </text:span><text:span text:style-name="T10">référence à l'article 97 paragraphe 1er du décret du 5 février 2015 relatif aux implantations commerciales</text:span><text:span text:style-name="T8">, le Collège communal vous invite à introduire auprès de notre </text:span><text:span text:style-name="T9">Département Urbanisme et Environnement</text:span><text:span text:style-name="T8"> des plans modificatifs ainsi qu'une notice corollaire permettant de remédier aux différents manquements soulevés.</text:span></text:p>
      <text:p text:style-name="P5"/>
      <text:p text:style-name="P10"><text:tab/><text:span text:style-name="T7">Nous restons à votre disposition pour tout renseignement complémentaire et vous prions d’agréer,</text:span> <text:span text:style-name="T2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4">,</text:span>, <text:span text:style-name="T17">nos sincères salutations</text:span>.</text:p>
      <text:p text:style-name="P3"/>
      <text:p text:style-name="P3"><text:span text:style-name="T15">Fait à </text:span><text:span text:style-name="T15"><text:text-input text:description="">tool.getCityName()</text:text-input></text:span><text:span text:style-name="T15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6">do text</text:span></text:p><text:p text:style-name="P19"><text:span text:style-name="T2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41.752301612</dc:date>
    <dc:language>fr-FR</dc:language>
    <meta:editing-cycles>99</meta:editing-cycles>
    <meta:editing-duration>P1DT8H6M54S</meta:editing-duration>
    <meta:document-statistic meta:table-count="1" meta:image-count="0" meta:object-count="0" meta:page-count="1" meta:paragraph-count="18" meta:word-count="291" meta:character-count="2341" meta:non-whitespace-character-count="2097"/>
    <meta:user-defined meta:name="Info 1"/>
    <meta:user-defined meta:name="Info 2"/>
    <meta:user-defined meta:name="Info 3"/>
    <meta:user-defined meta:name="Info 4"/>
  </office:meta>
</office:document-meta>
</file>